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code">
      <style:paragraph-properties fo:margin-left="15.24mm" fo:margin-right="3.05mm" fo:margin-top="1.02mm" fo:margin-bottom="2.03mm" fo:text-indent="0mm" style:auto-text-indent="false" fo:background-color="#ffff99">
        <style:background-image/>
      </style:paragraph-properties>
      <style:text-properties style:font-name="Verdana"/>
    </style:style>
    <style:style style:name="P16" style:family="paragraph" style:parent-style-name="Title">
      <style:paragraph-properties fo:text-align="center" style:justify-single-word="false"/>
    </style:style>
    <style:style style:name="P17" style:family="paragraph" style:parent-style-name="code">
      <style:paragraph-properties fo:orphans="2"/>
    </style:style>
    <style:style style:name="P18" style:family="paragraph" style:parent-style-name="code">
      <style:text-properties fo:font-size="9pt" style:font-size-asian="9pt" style:font-size-complex="9pt"/>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Standard">
      <style:paragraph-properties fo:margin-left="12.51mm" fo:margin-right="0mm" fo:text-indent="0mm" style:auto-text-indent="false"/>
    </style:style>
    <style:style style:name="P23" style:family="paragraph" style:parent-style-name="Text_20_body">
      <style:paragraph-properties fo:text-align="start" style:justify-single-word="false"/>
    </style:style>
    <style:style style:name="P24"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5" style:family="paragraph" style:parent-style-name="Contents_20_1">
      <style:paragraph-properties>
        <style:tab-stops>
          <style:tab-stop style:position="170mm" style:type="right" style:leader-style="dotted" style:leader-text="."/>
        </style:tab-stops>
      </style:paragraph-properties>
    </style:style>
    <style:style style:name="P26" style:family="paragraph" style:parent-style-name="Contents_20_2">
      <style:paragraph-properties>
        <style:tab-stops>
          <style:tab-stop style:position="165.01mm" style:type="right" style:leader-style="dotted" style:leader-text="."/>
        </style:tab-stops>
      </style:paragraph-properties>
    </style:style>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7">
      <style:text-properties fo:font-style="italic" style:font-style-asian="italic" style:font-style-complex="italic"/>
    </style:style>
    <style:style style:name="P33" style:family="paragraph" style:parent-style-name="Standard" style:list-style-name="L8">
      <style:text-properties fo:font-style="italic" style:font-style-asian="italic" style:font-style-complex="italic"/>
    </style:style>
    <style:style style:name="P34" style:family="paragraph" style:parent-style-name="Standard" style:list-style-name="L8"/>
    <style:style style:name="P35" style:family="paragraph" style:parent-style-name="Standard" style:list-style-name="L9"/>
    <style:style style:name="P36" style:family="paragraph" style:parent-style-name="Standard" style:list-style-name="L10"/>
    <style:style style:name="P37" style:family="paragraph" style:parent-style-name="Standard" style:list-style-name="L19"/>
    <style:style style:name="P38" style:family="paragraph" style:parent-style-name="Standard" style:list-style-name="L20"/>
    <style:style style:name="P39" style:family="paragraph" style:parent-style-name="Standard" style:list-style-name="L21"/>
    <style:style style:name="P40" style:family="paragraph" style:parent-style-name="Standard" style:list-style-name="L22"/>
    <style:style style:name="P41" style:family="paragraph" style:parent-style-name="Standard" style:list-style-name="L22">
      <style:paragraph-properties fo:margin-left="0.26mm" fo:margin-right="0mm" fo:text-align="start" style:justify-single-word="false" fo:text-indent="-0.26mm" style:auto-text-indent="false">
        <style:tab-stops/>
      </style:paragraph-properties>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4">
      <style:paragraph-properties fo:margin-top="0mm" fo:margin-bottom="0mm"/>
    </style:style>
    <style:style style:name="P55" style:family="paragraph" style:parent-style-name="Heading_20_1">
      <style:paragraph-properties fo:break-before="page"/>
    </style:style>
    <style:style style:name="P56" style:family="paragraph" style:parent-style-name="Heading_20_3">
      <style:paragraph-properties fo:margin-top="4.23mm" fo:margin-bottom="2.12mm" fo:keep-with-next="alway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font-name="DejaVu Sans" style:font-name-asian="DejaVu Sans" style:font-name-complex="DejaVu Sans"/>
    </style:style>
    <style:style style:name="T9" style:family="text">
      <style:text-properties fo:font-size="10.5pt"/>
    </style:style>
    <style:style style:name="T10" style:family="text">
      <style:text-properties fo:color="#7f0055" fo:font-weight="bold" style:font-weight-asian="bold" style:font-weight-complex="bold"/>
    </style:style>
    <style:style style:name="T11" style:family="text">
      <style:text-properties fo:color="#1a1a1a"/>
    </style:style>
    <style:style style:name="T12" style:family="text">
      <style:text-properties fo:color="#000000"/>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2a00ff"/>
    </style:style>
    <style:style style:name="T15" style:family="text">
      <style:text-properties fo:color="#0000ff"/>
    </style:style>
    <style:style style:name="T16" style:family="text">
      <style:text-properties fo:color="#0000ff" style:font-name="Monospace" fo:font-size="10pt" style:font-name-asian="Monospace" style:font-size-asian="10pt" style:font-name-complex="Monospace" style:font-size-complex="10pt"/>
    </style:style>
    <style:style style:name="T17" style:family="text">
      <style:text-properties fo:color="#008200"/>
    </style:style>
    <style:style style:name="T18" style:family="text">
      <style:text-properties fo:color="#008200" style:font-name="Monospace" fo:font-size="10pt" style:font-name-asian="Monospace" style:font-size-asian="10pt" style:font-name-complex="Monospace" style:font-size-complex="10p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10">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2">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3">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9">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2">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2"/>
      <text:p text:style-name="Footer"/>
      <text:p text:style-name="Standard"/>
      <text:p text:style-name="Standard"/>
      <text:p text:style-name="Standard"/>
      <text:p text:style-name="P3"><text:tab/>Il aborde des thèmes comme la sécurité, l'utilisation de PhpCompta, les trucs et astuces et de la documentation pour ceux qui aimeraient contribuer.</text:p>
      <text:p text:style-name="P3"/>
      <text:p text:style-name="avertissement">Ce programme vous est donné sous licence GNU GPL, il n'est accompagné d'aucune garantie, vous l'utilisez à vos risques et périls.</text:p>
      <text:p text:style-name="P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5"><text:a xlink:type="simple" xlink:href="#1.Introduction|outline" text:style-name="Internet_20_link" text:visited-style-name="Internet_20_link">1.Introduction</text:a><text:tab/>1</text:p>
          <text:p text:style-name="P25"><text:a xlink:type="simple" xlink:href="#2.Installation|outline" text:style-name="Internet_20_link" text:visited-style-name="Internet_20_link">2.Installation</text:a><text:tab/>1</text:p>
          <text:p text:style-name="P26"><text:a xlink:type="simple" xlink:href="#2.1.Linux |outline" text:style-name="Internet_20_link" text:visited-style-name="Internet_20_link">2.1.Linux </text:a><text:tab/>1</text:p>
          <text:p text:style-name="P26"><text:a xlink:type="simple" xlink:href="#2.2.windows|outline" text:style-name="Internet_20_link" text:visited-style-name="Internet_20_link">2.2.windows</text:a><text:tab/>1</text:p>
          <text:p text:style-name="P25"><text:a xlink:type="simple" xlink:href="#3. Vue Générale|outline" text:style-name="Internet_20_link" text:visited-style-name="Internet_20_link">3. Vue Générale</text:a><text:tab/>1</text:p>
          <text:p text:style-name="P26"><text:a xlink:type="simple" xlink:href="#3.1.Définition des termes|outline" text:style-name="Internet_20_link" text:visited-style-name="Internet_20_link">3.1.Définition des termes</text:a><text:tab/>1</text:p>
          <text:p text:style-name="P25"><text:a xlink:type="simple" xlink:href="#4.Logiciel de comptabilité ou de gestion ?|outline" text:style-name="Internet_20_link" text:visited-style-name="Internet_20_link">4.Logiciel de comptabilité ou de gestion ?</text:a><text:tab/>1</text:p>
          <text:p text:style-name="P26"><text:a xlink:type="simple" xlink:href="#4.1.Définition|outline" text:style-name="Internet_20_link" text:visited-style-name="Internet_20_link">4.1.Définition</text:a><text:tab/>1</text:p>
          <text:p text:style-name="P25"><text:a xlink:type="simple" xlink:href="#5.Mémento de comptabilité|outline" text:style-name="Internet_20_link" text:visited-style-name="Internet_20_link">5.Mémento de comptabilité</text:a><text:tab/>1</text:p>
          <text:p text:style-name="P26"><text:a xlink:type="simple" xlink:href="#5.1.Introduction|outline" text:style-name="Internet_20_link" text:visited-style-name="Internet_20_link">5.1.Introduction</text:a><text:tab/>1</text:p>
          <text:p text:style-name="P26"><text:a xlink:type="simple" xlink:href="#5.2.Le Bilan|outline" text:style-name="Internet_20_link" text:visited-style-name="Internet_20_link">5.2.Le Bilan</text:a><text:tab/>1</text:p>
          <text:p text:style-name="P26"><text:a xlink:type="simple" xlink:href="#5.3.Les comptes actifs / passifs|outline" text:style-name="Internet_20_link" text:visited-style-name="Internet_20_link">5.3.Les comptes actifs / passifs</text:a><text:tab/>1</text:p>
          <text:p text:style-name="P26"><text:a xlink:type="simple" xlink:href="#5.4.Les comptes de résultats|outline" text:style-name="Internet_20_link" text:visited-style-name="Internet_20_link">5.4.Les comptes de résultats</text:a><text:tab/>1</text:p>
          <text:p text:style-name="P26"><text:a xlink:type="simple" xlink:href="#5.5.Belgique Fiscalité, TVA|outline" text:style-name="Internet_20_link" text:visited-style-name="Internet_20_link">5.5.Belgique Fiscalité, TVA</text:a><text:tab/>1</text:p>
          <text:p text:style-name="P26"><text:a xlink:type="simple" xlink:href="#5.6.Fiscalité Belgique : Impôts|outline" text:style-name="Internet_20_link" text:visited-style-name="Internet_20_link">5.6.Fiscalité Belgique : Impôts</text:a><text:tab/>1</text:p>
          <text:p text:style-name="P26"><text:a xlink:type="simple" xlink:href="#5.7.Fiscalité France|outline" text:style-name="Internet_20_link" text:visited-style-name="Internet_20_link">5.7.Fiscalité France</text:a><text:tab/>1</text:p>
          <text:p text:style-name="P26"><text:a xlink:type="simple" xlink:href="#5.8.Ecriture de fin d'exercice comptable (Belgique)|outline" text:style-name="Internet_20_link" text:visited-style-name="Internet_20_link">5.8.Ecriture de fin d'exercice comptable (Belgique)</text:a><text:tab/>1</text:p>
          <text:p text:style-name="P26"><text:a xlink:type="simple" xlink:href="#5.9.Salaire et Compte de gérant|outline" text:style-name="Internet_20_link" text:visited-style-name="Internet_20_link">5.9.Salaire et Compte de gérant</text:a><text:tab/>1</text:p>
          <text:p text:style-name="P25"><text:a xlink:type="simple" xlink:href="#6.Sécurité|outline" text:style-name="Internet_20_link" text:visited-style-name="Internet_20_link">6.Sécurité</text:a><text:tab/>1</text:p>
          <text:p text:style-name="P26"><text:a xlink:type="simple" xlink:href="#6.1.Introduction|outline" text:style-name="Internet_20_link" text:visited-style-name="Internet_20_link">6.1.Introduction</text:a><text:tab/>1</text:p>
          <text:p text:style-name="P26"><text:a xlink:type="simple" xlink:href="#6.2.Base de données|outline" text:style-name="Internet_20_link" text:visited-style-name="Internet_20_link">6.2.Base de données</text:a><text:tab/>1</text:p>
          <text:p text:style-name="P26"><text:a xlink:type="simple" xlink:href="#6.3.PhpCompta|outline" text:style-name="Internet_20_link" text:visited-style-name="Internet_20_link">6.3.PhpCompta</text:a><text:tab/>1</text:p>
          <text:p text:style-name="P25"><text:a xlink:type="simple" xlink:href="#7.Administration|outline" text:style-name="Internet_20_link" text:visited-style-name="Internet_20_link">7.Administration</text:a><text:tab/>1</text:p>
          <text:p text:style-name="P26"><text:a xlink:type="simple" xlink:href="#7.1.Création de dossier|outline" text:style-name="Internet_20_link" text:visited-style-name="Internet_20_link">7.1.Création de dossier</text:a><text:tab/>1</text:p>
          <text:p text:style-name="P26"><text:a xlink:type="simple" xlink:href="#7.2.Création de modèle|outline" text:style-name="Internet_20_link" text:visited-style-name="Internet_20_link">7.2.Création de modèle</text:a><text:tab/>1</text:p>
          <text:p text:style-name="P26"><text:a xlink:type="simple" xlink:href="#7.3.Création d'utilisateur|outline" text:style-name="Internet_20_link" text:visited-style-name="Internet_20_link">7.3.Création d'utilisateur</text:a><text:tab/>1</text:p>
          <text:p text:style-name="P26"><text:a xlink:type="simple" xlink:href="#7.4.backup|outline" text:style-name="Internet_20_link" text:visited-style-name="Internet_20_link">7.4.backup</text:a><text:tab/>1</text:p>
          <text:p text:style-name="P25"><text:a xlink:type="simple" xlink:href="#8.Fiche|outline" text:style-name="Internet_20_link" text:visited-style-name="Internet_20_link">8.Fiche</text:a><text:tab/>1</text:p>
          <text:p text:style-name="P26"><text:a xlink:type="simple" xlink:href="#8.1.Qu'est-ce le quick code|outline" text:style-name="Internet_20_link" text:visited-style-name="Internet_20_link">8.1.Qu'est-ce le quick code</text:a><text:tab/>1</text:p>
          <text:p text:style-name="P26"><text:a xlink:type="simple" xlink:href="#8.2.Qu'est qu'une fiche finalement ? |outline" text:style-name="Internet_20_link" text:visited-style-name="Internet_20_link">8.2.Qu'est qu'une fiche finalement ? </text:a><text:tab/>1</text:p>
          <text:p text:style-name="P26"><text:a xlink:type="simple" xlink:href="#8.3.Ajout ou suppression d'attribut|outline" text:style-name="Internet_20_link" text:visited-style-name="Internet_20_link">8.3.Ajout ou suppression d'attribut</text:a><text:tab/>1</text:p>
          <text:p text:style-name="P26"><text:a xlink:type="simple" xlink:href="#8.4.Création d'une catégorie de fiche|outline" text:style-name="Internet_20_link" text:visited-style-name="Internet_20_link">8.4.Création d'une catégorie de fiche</text:a><text:tab/>1</text:p>
          <text:p text:style-name="P26"><text:a xlink:type="simple" xlink:href="#8.5.Création d'une fiche|outline" text:style-name="Internet_20_link" text:visited-style-name="Internet_20_link">8.5.Création d'une fiche</text:a><text:tab/>1</text:p>
          <text:p text:style-name="P25"><text:a xlink:type="simple" xlink:href="#9.Les rapports|outline" text:style-name="Internet_20_link" text:visited-style-name="Internet_20_link">9.Les rapports</text:a><text:tab/>1</text:p>
          <text:p text:style-name="P26"><text:a xlink:type="simple" xlink:href="#9.1.Introduction|outline" text:style-name="Internet_20_link" text:visited-style-name="Internet_20_link">9.1.Introduction</text:a><text:tab/>1</text:p>
          <text:p text:style-name="P26"><text:a xlink:type="simple" xlink:href="#9.2.Création|outline" text:style-name="Internet_20_link" text:visited-style-name="Internet_20_link">9.2.Création</text:a><text:tab/>1</text:p>
          <text:p text:style-name="P26"><text:a xlink:type="simple" xlink:href="#9.3.Utilisation |outline" text:style-name="Internet_20_link" text:visited-style-name="Internet_20_link">9.3.Utilisation </text:a><text:tab/>1</text:p>
          <text:p text:style-name="P25"><text:a xlink:type="simple" xlink:href="#10.Gestion de stock|outline" text:style-name="Internet_20_link" text:visited-style-name="Internet_20_link">10.Gestion de stock</text:a><text:tab/>1</text:p>
          <text:p text:style-name="P26"><text:a xlink:type="simple" xlink:href="#10.1.Configurer les fiches|outline" text:style-name="Internet_20_link" text:visited-style-name="Internet_20_link">10.1.Configurer les fiches</text:a><text:tab/>1</text:p>
          <text:p text:style-name="P25"><text:a xlink:type="simple" xlink:href="#11.Le module de comptabilité|outline" text:style-name="Internet_20_link" text:visited-style-name="Internet_20_link">11.Le module de comptabilité</text:a><text:tab/>1</text:p>
          <text:p text:style-name="P26"><text:a xlink:type="simple" xlink:href="#11.1.Journaux|outline" text:style-name="Internet_20_link" text:visited-style-name="Internet_20_link">11.1.Journaux</text:a><text:tab/>1</text:p>
          <text:p text:style-name="P26"><text:soft-page-break/><text:a xlink:type="simple" xlink:href="#11.2.Encodage d'opération|outline" text:style-name="Internet_20_link" text:visited-style-name="Internet_20_link">11.2.Encodage d'opération</text:a><text:tab/>1</text:p>
          <text:p text:style-name="P26"><text:a xlink:type="simple" xlink:href="#11.3.Recherche|outline" text:style-name="Internet_20_link" text:visited-style-name="Internet_20_link">11.3.Recherche</text:a><text:tab/>1</text:p>
          <text:p text:style-name="P26"><text:a xlink:type="simple" xlink:href="#11.4.Écriture Directe|outline" text:style-name="Internet_20_link" text:visited-style-name="Internet_20_link">11.4.Écriture Directe</text:a><text:tab/>1</text:p>
          <text:p text:style-name="P26"><text:a xlink:type="simple" xlink:href="#11.5.Rapprochement - réconciliation|outline" text:style-name="Internet_20_link" text:visited-style-name="Internet_20_link">11.5.Rapprochement - réconciliation</text:a><text:tab/>1</text:p>
          <text:p text:style-name="P26"><text:a xlink:type="simple" xlink:href="#11.6.Impression|outline" text:style-name="Internet_20_link" text:visited-style-name="Internet_20_link">11.6.Impression</text:a><text:tab/>1</text:p>
          <text:p text:style-name="P26"><text:a xlink:type="simple" xlink:href="#11.7.Avancé|outline" text:style-name="Internet_20_link" text:visited-style-name="Internet_20_link">11.7.Avancé</text:a><text:tab/>1</text:p>
          <text:p text:style-name="P25"><text:a xlink:type="simple" xlink:href="#12.Le module de gestion|outline" text:style-name="Internet_20_link" text:visited-style-name="Internet_20_link">12.Le module de gestion</text:a><text:tab/>1</text:p>
          <text:p text:style-name="P26"><text:a xlink:type="simple" xlink:href="#12.1.Menu : clients|outline" text:style-name="Internet_20_link" text:visited-style-name="Internet_20_link">12.1.Menu : clients</text:a><text:tab/>1</text:p>
          <text:p text:style-name="P26"><text:a xlink:type="simple" xlink:href="#12.2.Menu Fournisseur|outline" text:style-name="Internet_20_link" text:visited-style-name="Internet_20_link">12.2.Menu Fournisseur</text:a><text:tab/>1</text:p>
          <text:p text:style-name="P26"><text:a xlink:type="simple" xlink:href="#12.3.Administration|outline" text:style-name="Internet_20_link" text:visited-style-name="Internet_20_link">12.3.Administration</text:a><text:tab/>1</text:p>
          <text:p text:style-name="P26"><text:a xlink:type="simple" xlink:href="#12.4.Impression|outline" text:style-name="Internet_20_link" text:visited-style-name="Internet_20_link">12.4.Impression</text:a><text:tab/>1</text:p>
          <text:p text:style-name="P26"><text:a xlink:type="simple" xlink:href="#12.5.Prévisions|outline" text:style-name="Internet_20_link" text:visited-style-name="Internet_20_link">12.5.Prévisions</text:a><text:tab/>1</text:p>
          <text:p text:style-name="P26"><text:a xlink:type="simple" xlink:href="#12.6.Suivi Courrier|outline" text:style-name="Internet_20_link" text:visited-style-name="Internet_20_link">12.6.Suivi Courrier</text:a><text:tab/>1</text:p>
          <text:p text:style-name="P25"><text:a xlink:type="simple" xlink:href="#13.Le module de comptabilité analytique|outline" text:style-name="Internet_20_link" text:visited-style-name="Internet_20_link">13.Le module de comptabilité analytique</text:a><text:tab/>1</text:p>
          <text:p text:style-name="P26"><text:a xlink:type="simple" xlink:href="#13.1.Introduction|outline" text:style-name="Internet_20_link" text:visited-style-name="Internet_20_link">13.1.Introduction</text:a><text:tab/>1</text:p>
          <text:p text:style-name="P26"><text:a xlink:type="simple" xlink:href="#13.2.Activation de la comptabilité analytique|outline" text:style-name="Internet_20_link" text:visited-style-name="Internet_20_link">13.2.Activation de la comptabilité analytique</text:a><text:tab/>1</text:p>
          <text:p text:style-name="P26"><text:a xlink:type="simple" xlink:href="#13.3.Plan analytique|outline" text:style-name="Internet_20_link" text:visited-style-name="Internet_20_link">13.3.Plan analytique</text:a><text:tab/>1</text:p>
          <text:p text:style-name="P26"><text:a xlink:type="simple" xlink:href="#13.4.Opérations diverses|outline" text:style-name="Internet_20_link" text:visited-style-name="Internet_20_link">13.4.Opérations diverses</text:a><text:tab/>1</text:p>
          <text:p text:style-name="P26"><text:a xlink:type="simple" xlink:href="#13.5.Impression|outline" text:style-name="Internet_20_link" text:visited-style-name="Internet_20_link">13.5.Impression</text:a><text:tab/>1</text:p>
          <text:p text:style-name="P26"><text:a xlink:type="simple" xlink:href="#13.6.Liaison avec la comptabilité générale|outline" text:style-name="Internet_20_link" text:visited-style-name="Internet_20_link">13.6.Liaison avec la comptabilité générale</text:a><text:tab/>1</text:p>
          <text:p text:style-name="P25"><text:a xlink:type="simple" xlink:href="#14.Le module Paramètre|outline" text:style-name="Internet_20_link" text:visited-style-name="Internet_20_link">14.Le module Paramètre</text:a><text:tab/>1</text:p>
          <text:p text:style-name="P26"><text:a xlink:type="simple" xlink:href="#14.1.Société|outline" text:style-name="Internet_20_link" text:visited-style-name="Internet_20_link">14.1.Société</text:a><text:tab/>1</text:p>
          <text:p text:style-name="P26"><text:a xlink:type="simple" xlink:href="#14.2.Divers|outline" text:style-name="Internet_20_link" text:visited-style-name="Internet_20_link">14.2.Divers</text:a><text:tab/>1</text:p>
          <text:p text:style-name="P26"><text:a xlink:type="simple" xlink:href="#14.3.Sécurité |outline" text:style-name="Internet_20_link" text:visited-style-name="Internet_20_link">14.3.Sécurité </text:a><text:tab/>1</text:p>
          <text:p text:style-name="P26"><text:a xlink:type="simple" xlink:href="#14.4.Document|outline" text:style-name="Internet_20_link" text:visited-style-name="Internet_20_link">14.4.Document</text:a><text:tab/>1</text:p>
          <text:p text:style-name="P26"><text:a xlink:type="simple" xlink:href="#14.5.Journaux|outline" text:style-name="Internet_20_link" text:visited-style-name="Internet_20_link">14.5.Journaux</text:a><text:tab/>1</text:p>
          <text:p text:style-name="P25"><text:a xlink:type="simple" xlink:href="#15.Trucs et Astuces|outline" text:style-name="Internet_20_link" text:visited-style-name="Internet_20_link">15.Trucs et Astuces</text:a><text:tab/>1</text:p>
          <text:p text:style-name="P26"><text:a xlink:type="simple" xlink:href="#15.1.Ouvrir plusieurs fenêtres|outline" text:style-name="Internet_20_link" text:visited-style-name="Internet_20_link">15.1.Ouvrir plusieurs fenêtres</text:a><text:tab/>1</text:p>
          <text:p text:style-name="P26"><text:a xlink:type="simple" xlink:href="#15.2.Développeur|outline" text:style-name="Internet_20_link" text:visited-style-name="Internet_20_link">15.2.Développeur</text:a><text:tab/>1</text:p>
          <text:p text:style-name="P26"><text:a xlink:type="simple" xlink:href="#15.3.Attributs des Fiches|outline" text:style-name="Internet_20_link" text:visited-style-name="Internet_20_link">15.3.Attributs des Fiches</text:a><text:tab/>1</text:p>
          <text:p text:style-name="P26"><text:a xlink:type="simple" xlink:href="#15.4.Import des banques|outline" text:style-name="Internet_20_link" text:visited-style-name="Internet_20_link">15.4.Import des banques</text:a><text:tab/>1</text:p>
          <text:p text:style-name="P26"><text:a xlink:type="simple" xlink:href="#15.5.Bilan adapté|outline" text:style-name="Internet_20_link" text:visited-style-name="Internet_20_link">15.5.Bilan adapté</text:a><text:tab/>1</text:p>
          <text:p text:style-name="P25"><text:a xlink:type="simple" xlink:href="#16.Les extensions|outline" text:style-name="Internet_20_link" text:visited-style-name="Internet_20_link">16.Les extensions</text:a><text:tab/>1</text:p>
          <text:p text:style-name="P26"><text:a xlink:type="simple" xlink:href="#16.2.Lien|outline" text:style-name="Internet_20_link" text:visited-style-name="Internet_20_link">16.2.Lien</text:a><text:tab/>2</text:p>
        </text:index-body>
      </text:table-of-content>
      <text:p text:style-name="P3"/>
      <text:p text:style-name="P16"/>
      <text:p text:style-name="P14"/>
      <text:h text:style-name="Heading_20_1" text:outline-level="1">Introduction</text:h>
      <text:p text:style-name="Standard"/>
      <text:p text:style-name="Standard">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Installation</text:h>
      <text:h text:style-name="Heading_20_2" text:outline-level="2">Linux </text:h>
      <text:p text:style-name="Text_20_body">Sous Linux, c'est assez facile. Utilisez les packages de votre distribution :</text:p>
      <text:list xml:id="list2054137862" text:style-name="L1">
        <text:list-item>
          <text:p text:style-name="P42">php5 (+ module php5-pgsql et php5-bcmath)</text:p>
        </text:list-item>
        <text:list-item>
          <text:p text:style-name="P42">apache2</text:p>
        </text:list-item>
        <text:list-item>
          <text:p text:style-name="P42">postgresql (version minimum 8.2)</text:p>
        </text:list-item>
      </text:list>
      <text:h text:style-name="Heading_20_3" text:outline-level="3">Postgresql</text:h>
      <text:p text:style-name="Text_20_body">Pour postgresql, tapez les commandes suivantes dans un terminal</text:p>
      <text:p text:style-name="code">sudo su – postgres (enter)</text:p>
      <text:p text:style-name="code">createlang plpgsql template1(enter)</text:p>
      <text:p text:style-name="code">psql (enter)</text:p>
      <text:p text:style-name="code">create user NOM_UTILISATEUR createdb password 'VOTRE_MOT_DE_PASSE';(enter)</text:p>
      <text:p text:style-name="Text_20_body"/>
      <text:p text:style-name="Text_20_body">Puis quittez, en tant que root ensuite retrouvez le fichier pg_hba.conf <text:s/></text:p>
      <text:p text:style-name="code">find / -name pg_hba.conf</text:p>
      <text:p text:style-name="Text_20_body">ouvrez-le et modifier la colonne METHOD par md5</text:p>
      <text:p text:style-name="Text_20_body">exemple :</text:p>
      <text:p text:style-name="code">local <text:s text:c="2"/>all <text:s text:c="8"/>all <text:s text:c="30"/>md5 </text:p>
      <text:p text:style-name="code">host <text:s text:c="3"/>all <text:s text:c="8"/>all <text:s text:c="8"/>127.0.0.1/32 <text:s text:c="9"/>md5</text:p>
      <text:p text:style-name="Text_20_body">voir aussi <text:bookmark-ref text:reference-format="text" text:ref-name="sécurité postgresql">Base de données</text:bookmark-ref></text:p>
      <text:h text:style-name="Heading_20_3" text:outline-level="3">Apache </text:h>
      <text:p text:style-name="Text_20_body">Soit vous créez un virtual host, soit un simple lien. Il y a deux choses importantes à faire. </text:p>
      <text:p text:style-name="Text_20_body">a. les droits sur le répertoire, sous Ubuntu l'utilisateur http est www-data mais il faut adapter à votre système.</text:p>
      <text:p text:style-name="code">chmod -R www-data phpcompta</text:p>
      <text:p text:style-name="Text_20_body">b. Avoir dans la configuration d'Apaches, ou dans le virtual host </text:p>
      <text:p text:style-name="code">AllowOverride All </text:p>
      <text:p text:style-name="Text_20_body"><text:soft-page-break/>Exemple de virtual host pour Ubuntu </text:p>
      <text:p text:style-name="Text_20_body"/>
      <text:p text:style-name="P18">&lt;VirtualHost *&gt;</text:p>
      <text:p text:style-name="P18"><text:s text:c="8"/>Servername <text:s/>ce_que_vous_voulez<text:line-break/> <text:s text:c="7"/>DocumentRoot /var/www/phpcompta # adapter le chemin<text:line-break/> <text:s text:c="7"/>&lt;Directory /var/www/phpcompta &gt;# adapter le chemin<text:line-break/> <text:s text:c="11"/>AddDefaultCharset utf-8<text:line-break/><text:tab/>AllowOverride All <text:line-break/> <text:s text:c="11"/>php_value include_path .:../../include:../include:addon<text:line-break/> <text:s text:c="7"/>&lt;/Directory&gt;</text:p>
      <text:p text:style-name="P18">&lt;/VirtualHost&gt;</text:p>
      <text:p text:style-name="Text_20_body"/>
      <text:p text:style-name="Text_20_body"/>
      <text:p text:style-name="Text_20_body"/>
      <text:p text:style-name="Text_20_body">Le plus simple est d'utiliser est lien et de faire</text:p>
      <text:p text:style-name="P15">ln -s /chemin_vers_repertoire_de_phpcompta/phpcompta/html /var/www/phpcompta</text:p>
      <text:p text:style-name="Text_20_body"/>
      <text:p text:style-name="Text_20_body">Avec la méthode du <text:s/>lien, PhpCompta sera disponible à l'adresse <text:a xlink:type="simple" xlink:href="http://localhost/phpcompta">http://localhost/phpcompta</text:a></text:p>
      <text:p text:style-name="Text_20_body"/>
      <text:h text:style-name="Heading_20_2" text:outline-level="2">windows</text:h>
      <text:p text:style-name="Text_20_body">Il y a un manuel spécifique (manuel_win2.odt)</text:p>
      <text:h text:style-name="Heading_20_1" text:outline-level="1"><text:s/>Vue Générale</text:h>
      <text:h text:style-name="Heading_20_2" text:outline-level="2">Définition des termes</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soft-page-break/><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1" text:outline-level="1">Logiciel de comptabilité ou de gestion ?</text:h>
      <text:p text:style-name="Standard"/>
      <text:h text:style-name="Heading_20_2" text:outline-level="2">Définition</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1" text:outline-level="1">Mémento de comptabilité</text:h>
      <text:h text:style-name="Heading_20_2" text:outline-level="2">Introduction</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2" text:outline-level="2">Le Bilan</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2" text:outline-level="2"><text:soft-page-break/>Les comptes actifs / passifs</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5">Banque(débit)</text:p>
      <text:p text:style-name="P13"><text:tab/><text:tab/><text:tab/>à Client (crédit)</text:p>
      <text:p text:style-name="P5"/>
      <text:p text:style-name="Standard">Pour bien comprendre les comptes on les représente par un schéma en forme de T</text:p>
      <text:p text:style-name="P4"/>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Les comptes de résultats</text:h>
      <text:p text:style-name="Standard">Il y a deux sortes de compte de résultat, les classes 6 et 7.</text:p>
      <text:h text:style-name="Heading_20_3" text:outline-level="3">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5">Charge électricité</text:p>
      <text:p text:style-name="P5"><text:tab/><text:tab/>à<text:tab/>Fournisseur</text:p>
      <text:p text:style-name="Standard"/>
      <text:p text:style-name="Standard"/>
      <text:p text:style-name="Standard"><text:soft-page-break/>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outes les pièces justificatives (extraits de compte en banque, factures, ...) doivent être numérotées.</text:p>
      <text:p text:style-name="Standard"/>
      <text:p text:style-name="Standard">Les numéros de pièces s'encodent en même temps que les opérations comptables, chaque journal a sa propre notation, indépendante des autres journaux. Cependant, un numéro de <text:s/>pièce doit être unique dans le journal.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text:p>
      <text:h text:style-name="Heading_20_2" text:outline-level="2">Belgique Fiscalité, TVA</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Pour faire votre déclaration TVA, vous pouvez utiliser les balances des comptes ou``les rapports''.</text:p>
      <text:p text:style-name="avertissement">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p text:style-name="Standard">A noter qu'il existe une extension pour la TVA qu'il est préférable d'utiliser</text:p>
      <text:h text:style-name="Heading_20_3" text:outline-level="3"><text:soft-page-break/>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Vous pouvez directement faire votre déclaration assujetti. Pour cela, utilisez l'extension pour la TVA. Ne seront prises en compte que les fiches de type client et donc le numéro de TVA n'est pas vide.</text:p>
      <text:p text:style-name="Standard"/>
      <text:h text:style-name="Heading_20_2" text:outline-level="2">Fiscalité Belgique : Impôts</text:h>
      <text:h text:style-name="Heading_20_3" text:outline-level="3">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text:soft-page-break/></text:p>
      <text:h text:style-name="Heading_20_3" text:outline-level="3">Fin d'exercice</text:h>
      <text:p text:style-name="Standard">A la fin de l'exercice, vous devez estimer l'impôt. Soit vous pensez que vous aurez à rembourser soit à payer.</text:p>
      <text:h text:style-name="Heading_20_4" text:outline-level="4">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4"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text:soft-page-break/></text:p>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Fiscalité France</text:h>
      <text:p text:style-name="Standard"><text:tab/>Pas reçu de documentation ou d'aide sur ce sujet, désolé.</text:p>
      <text:p text:style-name="Standard"/>
      <text:h text:style-name="Heading_20_2" text:outline-level="2">Ecriture de fin d'exercice comptable (Belgique)</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text:soft-page-break/></text:p>
      <text:p text:style-name="Standard">Ensuite, imprimez une balance des comptes de l'année écoulée. Cela fait, le reste est assez facile.</text:p>
      <text:h text:style-name="Heading_20_3" text:outline-level="3">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avertisseme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h text:style-name="Heading_20_3" text:outline-level="3">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3" text:outline-level="3">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text:soft-page-break/>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2" text:outline-level="2">Salaire et Compte de gérant</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h text:style-name="Heading_20_1" text:outline-level="1">Sécurité</text:h>
      <text:h text:style-name="Heading_20_2" text:outline-level="2">Introduction</text:h>
      <text:p text:style-name="Standard">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text:bookmark-start text:name="sécurité postgresql"/>Base de données<text:bookmark-end text:name="sécurité postgresql"/><text:reference-mark text:name="ref. postgresql"/></text:h>
      <text:p text:style-name="Standard">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
      <text:p text:style-name="Standard">En tant qu'utilisateur postgres, ajoutez un mot de passe à votre utilisateur phpcompta avec la commande </text:p>
      <text:p text:style-name="code">psql -c "alter user UTILISATEUR password 'votre_mot_de_passe'" </text:p>
      <text:p text:style-name="Standard">Ce mot de passe est évidemment celui dont on a parlé précédemment.</text:p>
      <text:p text:style-name="Standard"/>
      <text:p text:style-name="Standard">Ensuite changez le pg_hba.conf et mettez les lignes suivantes.</text:p>
      <text:p text:style-name="Standard"/>
      <text:p text:style-name="code">local <text:s text:c="2"/>all <text:s text:c="8"/>postgres <text:s text:c="25"/>ident sameuser</text:p>
      <text:p text:style-name="code">local<text:tab/>all<text:tab/>all<text:tab/>md5</text:p>
      <text:p text:style-name="code">host<text:tab/> all<text:tab/>all<text:tab/>127.0.0.1/32<text:tab/>md5</text:p>
      <text:p text:style-name="Standard"/>
      <text:p text:style-name="Standard">Relancez postgresql, l'authentification se fera par mot de passe sauf pour l'utilisateur postgres.</text:p>
      <text:p text:style-name="Standard"/>
      <text:p text:style-name="Standard">Pour changer le port de postgresql, il suffit de changer dans config.inc.php, la valeur phpcompta_psql_port, n'oubliez pas de changer le paramétrage de postgresql.</text:p>
      <text:p text:style-name="Standard">Ensuite, changez les droits sur le répertoire où sont vos fichiers avec chmod 0700, ATTENTION : le propriétaire <text:soft-page-break/>des fichiers doit être le même que celui du process httpd, pour vérifier faites ps -ef|grep httpd, le propriétaire du processus httpd se trouve dans la première colonne. Exemple : chez moi, le propriétaire est apache.</text:p>
      <text:p text:style-name="Standard"/>
      <text:p text:style-name="code">root@july data]# ps -ef|grep httpd</text:p>
      <text:p text:style-name="code">root<text:tab/>2454010 22:47 ?00:00:00 /opt/http2//bin/httpd -k start</text:p>
      <text:p text:style-name="code">apache<text:tab/>24542 245400 22:47 ?00:00:00 [httpd]</text:p>
      <text:p text:style-name="code">apache<text:tab/>24543 245400 22:47 ?00:00:00 [httpd]</text:p>
      <text:h text:style-name="Heading_20_2" text:outline-level="2">PhpCompta</text:h>
      <text:p text:style-name="Standard">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s/>et secundo si son compte est actif et que le mot de passe fourni est valide. </text:p>
      <text:p text:style-name="Standard">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Standard"/>
      <text:p text:style-name="Standard">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écriture ou lecture). De cette façon, un utilisateur (sauf avec des droits administrateur) ne peut pas accéder aux nouveaux dossiers. Chaque accès doit être donné explicitement.</text:p>
      <text:p text:style-name="Standard"/>
      <text:p text:style-name="Standard">Dans un dossier, un utilisateur a toujours un droit par défaut. Si par exemple, son droit par défaut est de lire, il pourra lire tout ce qu'il veut et écrire uniquement dans ce qui a été explicitement permis. </text:p>
      <text:p text:style-name="Standard">Si son droit par défaut est d'écrire, c'est l'inverse : il pourra écrire partout sauf là où c'est explicitement défendu. Le sens d'écrire dans ce contexte-ci doit se comprendre comme la capacité à pouvoir ajouter ou modifier des informations. Voir aussi <text:a xlink:type="simple" xlink:href="#12.6.Sécurité |outline">Sécurité </text:a></text:p>
      <text:h text:style-name="Heading_20_1" text:outline-level="1">Administration</text:h>
      <text:h text:style-name="Heading_20_2" text:outline-level="2">Création de dossier</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Création de modèle</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text:p>
      <text:h text:style-name="Heading_20_2" text:outline-level="2">Création d'utilisateur</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h text:style-name="Heading_20_2" text:outline-level="2"><text:soft-page-break/>backup</text:h>
      <text:p text:style-name="Text_20_body">Dans les menus Dossier &amp; Modèle, il y a un bouton backup. En cliquant dessus, un fichier de backup sera généré et envoyé. Vous n'aurez qu'à le sauver sur votre disque. Pour restaurer, allez simplement dans le menu Administration-&gt;restaure, complètez les informations et chargez le fichier.</text:p>
      <text:h text:style-name="Heading_20_2" text:outline-level="2">Restaure</text:h>
      <text:p text:style-name="Text_20_body">Vous pouvez aussi restaurer un fichier sauvegardé, ce menu sert aussi pour installer un nouveau modèle que vous avez téléchargé depuis le site.</text:p>
      <text:h text:style-name="Heading_20_1" text:outline-level="1">Fiche</text:h>
      <text:p text:style-name="Standard">Les fiches sont la base même de PhpCompta, vous devez les comprendre afin d'utiliser au mieux le programme. 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supprimés, </text:p>
      <text:h text:style-name="Heading_20_2" text:outline-level="2">Qu'est-ce le quick code</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2" text:outline-level="2">Qu'est qu'une fiche finalement ? </text:h>
      <text:p text:style-name="Standard">Pour vous l'expliquer simplement, dites-vous qu'en comptabilité, il y a une série d'actions ou d'intervenants tels que Achat, Vente, Client, Fournisseurs, et que chaque action (ou intervenant) peut être subdivisée. </text:p>
      <text:p text:style-name="Standard">Exemple: Vous créez une catégorie <text:s/>de type Dépense, puis dans cette nouvelle catégorie, vous la subdivisez en 'Achat de carburant', 'restaurant', 'frais divers'... La fiche correspond donc à la dernière subdivision c'est-à-dire dans ce cas-ci à 'restaurant' ou 'frais divers'. <text:s/></text:p>
      <text:p text:style-name="Standard"/>
      <text:p text:style-name="Standard">Pour créer une catégorie de fiche, cliquez sur Fiche et à droite sur création. <text:s/>Vous devez donner le nom de la catégorie et le type de fiche que vous voulez.</text:p>
      <text:p text:style-name="Standard"/>
      <text:p text:style-name="Standard">La classe de base est le poste comptable parent de vos fiches, ce poste doit exister, il faut alors cliquer aussi sur "création automatique du poste comptable" qui permet de générer automatiquement le poste comptable voulu,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r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text:p>
      <text:p text:style-name="Standard"><text:soft-page-break/></text:p>
      <text:p text:style-name="Standard">Toutes les fiches auront le poste comptable donné dans 'Classe de base', si cette classe de base est vide, le poste comptable sera celui du modèle de base, si le modèle de base n'en a pas, alors il n'y aura pas de poste comptable de base. (voir <text:a xlink:type="simple" xlink:href="#12.5.Fiche|outline">12.5.Fiche</text:a>)</text:p>
      <text:h text:style-name="Heading_20_2" text:outline-level="2">Ajout ou suppression d'attribut</text:h>
      <text:p text:style-name="Standard">Il est possible d'ajouter des attributs et aussi d'en enlever mais seuls les attributs non définis de base peuvent être supprimés, autrement dit seuls les attributs que vous avez ajoutés peuvent être enlevés. </text:p>
      <text:p text:style-name="avertisseme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2" text:outline-level="2">Création d'une catégorie de fiche</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elles se configurent dans <text:a xlink:type="simple" xlink:href="#12.4.Poste Comptable|outline">12.4.Poste Comptable,</text:a></text:p>
      <text:p text:style-name="P15">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text:p>
      <text:h text:style-name="Heading_20_2" text:outline-level="2">Création d'une fiche</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text:p>
      <text:p text:style-name="avertissement">Modifier le nom d'une fiche ne modifiera pas son nom dans le Plan Comptable.</text:p>
      <text:h text:style-name="Heading_20_3" text:outline-level="3">Attribut spéciaux: </text:h>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
      <text:p text:style-name="Standard">·TVA non déductible même remarque</text:p>
      <text:p text:style-name="Standard"/>
      <text:p text:style-name="Standard">·TVA non déductible récupérable par l'impôt idem</text:p>
      <text:p text:style-name="Standard">-Partie Professionnel : pourcentage, qui va partager le montant de la fiche entre dépense et dépense privée</text:p>
      <text:p text:style-name="Standard"><text:soft-page-break/></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p text:style-name="Text_20_body"/>
      <text:p text:style-name="Text_20_body"/>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E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quaire, on utilisera le poste comptable fournisseur si le montant est négatif sinon le poste comptable client.</text:p>
      <text:p text:style-name="Important">Attention fiche avec deux postes comptable il y a des problèmes à utiliser deux postes comptables pour les clients et les fournisseurs</text:p>
      <text:list xml:id="list521024746" text:style-name="L2">
        <text:list-item>
          <text:p text:style-name="P43">Le lettrage par quick_code pourra faire correspondre des postes comptables différentes</text:p>
        </text:list-item>
        <text:list-item>
          <text:p text:style-name="P43">L' extension TVA ne tient compte que des fiches de type client</text:p>
        </text:list-item>
        <text:list-item>
          <text:p text:style-name="P43">Lors du remboursement de la note de crédit, ce sera le poste comptable client qui sera <text:s/>utilisé : on suppose que si on reçoit un paiement c'est le client qui paie, et que si on en fait un, c'est un fournisseur que l'on <text:soft-page-break/>paie</text:p>
        </text:list-item>
      </text:list>
      <text:h text:style-name="Heading_20_1" text:outline-level="1"><text:bookmark text:name="__RefHeading__33633829"/>Les rapports<text:bookmark-end text:name="__RefHeading__33633829"/></text:h>
      <text:h text:style-name="Heading_20_2" text:outline-level="2">Introduction</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2" text:outline-level="2">Création</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3" text:outline-level="3">Syntaxe</text:h>
      <text:p text:style-name="Standard">Quelques règles :</text:p>
      <text:p text:style-name="Standard"/>
      <text:h text:style-name="Heading_20_4" text:outline-level="4">Dans la colonne formules</text:h>
      <text:p text:style-name="Standard"/>
      <text:list xml:id="list1698659670" text:style-name="L3">
        <text:list-item>
          <text:p text:style-name="P27">les postes sont toujours écrits entre crochets; <text:line-break/>exemple : [ 4511] </text:p>
        </text:list-item>
        <text:list-item>
          <text:p text:style-name="P27">pour avoir la somme du poste et des sous-postes, il faut utiliser le %;<text:line-break/>exemple [45%]</text:p>
        </text:list-item>
      </text:list>
      <text:list xml:id="list1620112865" text:style-name="L4">
        <text:list-item>
          <text:p text:style-name="P28">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28">Si vous souhaitez n'avoir que le crédit ou le débit, utilisez le D ou le C avant la fermeture du crochet.</text:p>
        </text:list-item>
      </text:list>
      <text:list xml:id="list218577775" text:style-name="L5">
        <text:list-item>
          <text:p text:style-name="P29">Pour avoir un montant négatif si le crédit est supérieur au débit, il faut avoir S avant la fermeture du crochet exemple : [7%S] , [55001S]</text:p>
          <text:p text:style-name="P29">Drapeau :</text:p>
          <text:list>
            <text:list-item>
              <text:p text:style-name="P29">S= Signed : négatif si C &gt; D</text:p>
            </text:list-item>
            <text:list-item>
              <text:p text:style-name="P29">D = Uniquement Débit</text:p>
            </text:list-item>
            <text:list-item>
              <text:p text:style-name="P29">C = uniquement Credit</text:p>
            </text:list-item>
            <text:list-item>
              <text:p text:style-name="P29">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if <text:tab/><text:tab/><text:tab/><text:tab/><text:tab/>([7%]-[6%]&gt;0)?"Benefice":"Perte"</text:p>
      <text:p text:style-name="P17"/>
      <text:h text:style-name="Heading_20_4" text:outline-level="4"><text:soft-page-break/>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h text:style-name="Heading_20_4" text:outline-level="4">Statistiques mensuelles</text:h>
      <text:p text:style-name="Standard"><text:tab/>Dans le menu rapport, vous pourrez choisir l'étape, si vous choisissez « mensuelle », vous aurez le résultat par mois.</text:p>
      <text:p text:style-name="Standard"/>
      <text:p text:style-name="Standard"><text:tab/>Afin de pouvoir faire un graphique de vos statistiques, il vous suffit de demander l'export en CSV puis de l'intégrer dans votre tableur.</text:p>
      <text:p text:style-name="Standard"/>
      <text:h text:style-name="Heading_20_2" text:outline-level="2">Utilisation </text:h>
      <text:p text:style-name="Standard">Les rapports peuvent soit servir dans le menu d'accueil, soit pour impression (dans le menu <text:bookmark-ref text:reference-format="text" text:ref-name="__RefHeading__33626684">Les Rapports</text:bookmark-ref>). Dans l'accueil, vous avez les résultats pour l'exercice courant, dans le cas où votre dossier contient plusieurs exercices comptables, l'exercice utilisé sera celui de la période choisie dans préférence.</text:p>
      <text:p text:style-name="Standard"/>
      <text:p text:style-name="Standard"/>
      <text:h text:style-name="Heading_20_1" text:outline-level="1">Gestion de stock</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gt;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783699053" text:style-name="L6">
        <text:list-item>
          <text:p text:style-name="P30">La première, est que les postes comptables des marchandises à vendre et à acheter ne sont pas les mêmes.</text:p>
        </text:list-item>
        <text:list-item>
          <text:p text:style-name="P30">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text:soft-page-break/>dans ce cas, il ne sera pas capable de savoir combien il a exactement de canettes de chaque sorte, il ne connaîtra que le total des canettes.</text:p>
        </text:list-item>
      </text:list>
      <text:p text:style-name="Standard"/>
      <text:p text:style-name="Standard">Les achats et les ventes vont automatiquement mettre le stock à jour si on fait ces opérations dans les journaux achats et ventes uniquement.</text:p>
      <text:p text:style-name="Standard"/>
      <text:h text:style-name="Heading_20_2" text:outline-level="2">Configurer les fiches</text:h>
      <text:p text:style-name="Standard"/>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soft-page-break/>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Le module de comptabilité</text:h>
      <text:p text:style-name="Standard"/>
      <text:p text:style-name="Standard">Après toute cette théorie, il est temps d'apprendre à utiliser PhpCompta.</text:p>
      <text:p text:style-name="Standard"/>
      <text:h text:style-name="Heading_20_2" text:outline-level="2">Journaux</text:h>
      <text:p text:style-name="Standard"/>
      <text:p text:style-name="Standard">Il existe 4 sortes de journaux :</text:p>
      <text:p text:style-name="Standard"/>
      <text:p text:style-name="Standard">· <text:span text:style-name="T3">»</text:span><text:span text:style-name="T2">Vente</text:span><text:span text:style-name="T3"> »</text:span>, destiné à contenir les opérations du même nom,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Pour la <text:span text:style-name="T6">création d'un journal</text:span> : voir <text:bookmark-ref text:reference-format="chapter" text:ref-name="journaux">14.5</text:bookmark-ref> <text:bookmark-ref text:reference-format="text" text:ref-name="journaux">Journaux</text:bookmark-ref></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en plus; pour extourner il faut entrer une date valide. Une date valide est une date qui est dans une période non fermée.</text:p>
      <text:p text:style-name="Standard"/>
      <text:h text:style-name="Heading_20_3" text:outline-level="3">Les numéros de Pièces Justificatives</text:h>
      <text:p text:style-name="Standard">Elles se configurent dans le menu paramètre (voir <text:bookmark-ref text:reference-format="chapter" text:ref-name="journaux">14.5</text:bookmark-ref> <text:bookmark-ref text:reference-format="text" text:ref-name="journaux">Journaux</text:bookmark-ref>),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 dans paramètre-&gt;société (voir <text:a xlink:type="simple" xlink:href="#14.1.4.Suggérer le numéro de pièce justificative">#14.1.4.Suggérer le numéro de pièce justificative</text:a>)</text:p>
      <text:h text:style-name="Heading_20_3" text:outline-level="3"><text:soft-page-break/>Grand Livre</text:h>
      <text:p text:style-name="Standard">Ce journal-ci est un peu spécial. En fait, il rassemble tous les journaux dans un seul, on ne peut pas y écrire directement mais on y voit toutes les opérations en provenance de tous les journaux. <text:s/></text:p>
      <text:h text:style-name="Heading_20_3" text:outline-level="3">Entrée ou Journal des Ventes</text:h>
      <text:p text:style-name="Standard"/>
      <text:p text:style-name="Standard">Le journal des ventes regroupe les opérations de vente. En mode utilisateur, c'est très simple: vous devez juste ajouter le client, la date et évidemment les articles. <text:s/></text:p>
      <text:p text:style-name="Standard"/>
      <text:p text:style-name="Standard">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
      <text:p text:style-name="Standard">Pour ajouter une vente, cliquez sur « nouvelle »e, puis utilisez les boutons pour ajouter les clients, services et marchandises que l'on vend.</text:p>
      <text:p text:style-name="Standard"/>
      <text:p text:style-name="avertissement">En cas de reprise de matériel dans le stock, vous pouvez mettre des quantités négatives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p text:style-name="Standard"/>
      <text:p text:style-name="Standard">Avant d'utiliser la section « Payé par » vous devez d'abord le paramètrer correctement : <text:bookmark-ref text:reference-format="chapter" text:ref-name="Paramétrage des moyens de paiement">14.2.1</text:bookmark-ref> <text:bookmark-ref text:reference-format="text" text:ref-name="Paramétrage des moyens de paiement">Moyens de paiement</text:bookmark-ref> L'option « Payé par »  va générer une seconde écriture dans le journal et avec le compte donné sauf si vous avez selectionné « Paiement encodé plus tard ». </text:p>
      <text:h text:style-name="Heading_20_3" text:outline-level="3">Dépense ou Journal des Achats</text:h>
      <text:p text:style-name="Standard"/>
      <text:p text:style-name="Standard"><text:tab/>Cela reprend uniquement les opérations d'achat que ce soit pour l'achat de marchandises, de services ou de matériel. La TVA est calculée automatiquement, cependant dans le journal d'achat on peut forcer un autre montant pour la TVA.</text:p>
      <text:p text:style-name="Standard"><text:tab/>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 <text:bookmark-ref text:reference-format="chapter" text:ref-name="Paramétrage des moyens de paiement">14.2.1</text:bookmark-ref> <text:bookmark-ref text:reference-format="text" text:ref-name="Paramétrage des moyens de paiement">Moyens de paiement</text:bookmark-ref>. Rappel : l'option « Payé par »  va générer une seconde écriture dans le journal que vous avez paramétré et avec le compte donné. </text:p>
      <text:p text:style-name="Standard"/>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text:soft-page-break/></text:p>
      <text:p text:style-name="Standard">En cas de paiement, il faut introduire le montant négatif.</text:p>
      <text:h text:style-name="Heading_20_3" text:outline-level="3">Journal des Opérations diverses</text:h>
      <text:p text:style-name="Standard">Ce journal n'est disponible que dans les écritures directes.</text:p>
      <text:p text:style-name="Standard"/>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La facture est payée par mensualité, la facture est encodée dans le journal d'achat, et à chaque paiement vous l'encodez dans le journal financier.</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Encodage d'opération</text:h>
      <text:p text:style-name="Standard"/>
      <text:p text:style-name="Standard">La TVA est automatiquement mise, on prend celle de la fiche, il est donc normal que vous ne deviez pas l'encoder. Les prix proviennent des attributs de la fiche mais vous pouvez modifier manuellement.</text:p>
      <text:p text:style-name="Standard"/>
      <text:p text:style-name="Important"><text:tab/>En cas de montant négatif, les écritures sont inversées. C'est fonctionnalité est utilisée pour annuler une opération précédente ou pour faire des remises, des notes de crédit...</text:p>
      <text:p text:style-name="Standard"/>
      <text:p text:style-name="Standard">Exemple :</text:p>
      <text:list xml:id="list1954276755" text:style-name="L7">
        <text:list-header>
          <text:p text:style-name="P31"/>
        </text:list-header>
        <text:list-item>
          <text:p text:style-name="P31">Paiement d'une facture (montant négatif), on aura :</text:p>
          <text:list>
            <text:list-header>
              <text:p text:style-name="P32">tva à récupérer</text:p>
            </text:list-header>
          </text:list>
        </text:list-item>
      </text:list>
      <text:p text:style-name="P5"><text:tab/>Fournisseur</text:p>
      <text:list xml:id="list1639507269" text:style-name="L8">
        <text:list-header>
          <text:p text:style-name="P33"><text:tab/><text:tab/><text:tab/>à<text:tab/>charge</text:p>
          <text:p text:style-name="P34"/>
        </text:list-header>
        <text:list-item>
          <text:p text:style-name="P34">Reprise de marchandise (diminution de vente &amp; TVA) :</text:p>
          <text:p text:style-name="P34"><text:s text:c="6"/><text:span text:style-name="T5">vente</text:span></text:p>
          <text:list>
            <text:list-header>
              <text:p text:style-name="P33">TVA à payer, vente</text:p>
            </text:list-header>
          </text:list>
        </text:list-item>
      </text:list>
      <text:p text:style-name="P5"><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Quand vous cliquez sur « Confirmer » soyez sûr de ce que vous faites.</text:p>
      <text:p text:style-name="Standard"><text:soft-page-break/></text:p>
      <text:h text:style-name="Heading_20_2" text:outline-level="2">Recherche</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Opérations diverses</text:h>
      <text:p text:style-name="Standard">C'est le seul journal où vous pourrez encoder une opération, en mélangeant les quickcodes et les postes. Dans les écritures directes, il n'est pas possible de spécifier la période concernée, la période prise en compte sera celle que vous avez indiqué dans vos préférence ou si vous avez dans « paramètres → société » mis à « non » le paramètre « Afficher la période comptable » la période sera déduite de la date, </text:p>
      <text:p text:style-name="Standard"/>
      <text:p text:style-name="Standard"/>
      <text:p text:style-name="Standard">Les fiches <text:s/>et les postes comptables utilisables sont paramétrables dans "Avancé-&gt;journaux-&gt;journal concerné"</text:p>
      <text:p text:style-name="Standard"/>
      <text:h text:style-name="Heading_20_2" text:outline-level="2">Rapprochement - réconciliation</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Le Lettrage</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érent des PDF supportant l'unicode. Toutes les impressions sont exportables en CSV et PDF</text:p>
      <text:h text:style-name="Heading_20_3" text:outline-level="3"><text:soft-page-break/>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Impression des fiches, avec ou sans solde, par période. On peut exporter en PDF. On imprime des catégories de fiches, pour avoir le détail d'une fiche en particulier, il faut utiliser ``impression_poste''.</text:p>
      <text:h text:style-name="Heading_20_3" text:outline-level="3"><text:bookmark text:name="__RefHeading__33626684"/>Les Rapports<text:bookmark-end text:name="__RefHeading__33626684"/></text:h>
      <text:p text:style-name="Text_20_body">Impression des rapports, les rapports se <text:s/>configurent dans avancès-&gt;rapport (voir <text:bookmark-ref text:reference-format="chapter" text:ref-name="__RefHeading__33633829">9</text:bookmark-ref><text:bookmark-ref text:reference-format="text" text:ref-name="__RefHeading__33633829">Les rapports</text:bookmark-ref>). Dans l'impression vous pouvez choisir de les imprimer par période comptable ou par dates calendrier. Si vous chois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être exportés en CSV et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text:soft-page-break/></text:p>
      <text:p text:style-name="Standard">Le bilan et la balance des comptes, sont les deux outils qui vous permettront de faire votre bilan de fin d'année.</text:p>
      <text:p text:style-name="Standard"/>
      <text:h text:style-name="Heading_20_3" text:outline-level="3">Catégories</text:h>
      <text:p text:style-name="Standard">L'impression par catégories de fiches, permet soit de voir un résumé de toutes les fiches de cette catégorie. Soit d'imprimer l'historique, avec toutes les opérations ou uniquement les opérations lettrées ou non lettrées.</text:p>
      <text:p text:style-name="Standard"/>
      <text:p text:style-name="Standard"/>
      <text:h text:style-name="Heading_20_2" text:outline-level="2">Avancé</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èes par journal soit pour tout les journaux (= mode globale).</text:p>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Remarquez la case "Écriture Directe" qui vous permet d'accéder aux modèles d'opérations sauvées dans ce mode. <text:s/></text:p>
      <text:h text:style-name="P56"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 voir impression des rapports <text:a xlink:type="simple" xlink:href="#9.6.4.Les Rapports|outline">9.6.4.Les Rapports</text:a></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text:soft-page-break/></text:p>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7">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avertissement">La réouverture des comptes se fait sur le nouvel exercice et normalement en janvier, pas l'exercice que vous venez de clôturer.</text:p>
      <text:p text:style-name="Standard"/>
      <text:h text:style-name="Heading_20_1" text:outline-level="1">Le module de gestion</text:h>
      <text:p text:style-name="Standard">Le module de gestion <text:s/>permet :</text:p>
      <text:list xml:id="list564304312" text:style-name="L9">
        <text:list-item>
          <text:p text:style-name="P35">le suivi des clients, fournisseurs, des administrations (taxes, formalités...)...</text:p>
        </text:list-item>
        <text:list-item>
          <text:p text:style-name="P35">la génération de documents tel que facture, note de crédit, bordereau de livraison, bons de commande...</text:p>
        </text:list-item>
        <text:list-item>
          <text:p text:style-name="P35">Les prévisions</text:p>
        </text:list-item>
      </text:list>
      <text:p text:style-name="Standard"/>
      <text:h text:style-name="Heading_20_2" text:outline-level="2">Menu : clients</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 (<text:bookmark-ref text:ref-name="__RefHeading__34562567">27</text:bookmark-ref>)</text:p>
      <text:h text:style-name="Heading_20_2" text:outline-level="2">Menu Fournisseur</text:h>
      <text:p text:style-name="Standard">Comme menu client.</text:p>
      <text:h text:style-name="Heading_20_2" text:outline-level="2">Administration</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text:soft-page-break/>Impression</text:h>
      <text:p text:style-name="Standard">Voir <text:s/>Impression (<text:bookmark-ref text:ref-name="__RefHeading__34602514">23</text:bookmark-ref>)</text:p>
      <text:h text:style-name="Heading_20_2" text:outline-level="2">Prévisions</text:h>
      <text:p text:style-name="Standard">Les prévisions vous permettent de comparer vos revenus et charges réelles avec vos estimations. </text:p>
      <text:p text:style-name="Standard">Ajoutez une prévision</text:p>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e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sirez une prévision, vous verrez vos estimations, pour modifier, il y a en bas, 2 boutons, l'un pour modifier les catégories et l'autre pour modifier les éléments</text:p>
      <text:h text:style-name="Heading_20_2" text:outline-level="2"><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1" text:outline-level="1">Le module de comptabilité analytique</text:h>
      <text:p text:style-name="Standard"/>
      <text:h text:style-name="Heading_20_2" text:outline-level="2"><text:soft-page-break/>Introduction</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Activation de la comptabilité analytique</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2" text:outline-level="2"><text:soft-page-break/>Plan analytique</text:h>
      <text:h text:style-name="Heading_20_3" text:outline-level="3">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Opérations diverses</text:h>
      <text:p text:style-name="Standard"/>
      <text:p text:style-name="Standard">Ce menu vous permet d'encoder des opérations entre différents comptes analytiques.</text:p>
      <text:p text:style-name="Standard"/>
      <text:h text:style-name="Heading_20_2" text:outline-level="2">Impression</text:h>
      <text:h text:style-name="Heading_20_3" text:outline-level="3">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Liaison avec la comptabilité générale</text:h>
      <text:h text:style-name="Heading_20_3" text:outline-level="3" text:is-list-header="true">Introduction</text:h>
      <text:p text:style-name="Standard">Petit rappel, la comptabilité analytique ne fonctionne qu'avec les comptes de résultats, c'est à dire les comptes de charges «6» et les comptes de produits «7».</text:p>
      <text:h text:style-name="Heading_20_3" text:outline-level="3">Journal de ventes et d'achat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text:soft-page-break/>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Le module Paramètre</text:h>
      <text:p text:style-name="Standard"/>
      <text:h text:style-name="Heading_20_2" text:outline-level="2">Société</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3" text:outline-level="3">Comptabilité analytique : valeur possible</text:h>
      <text:p text:style-name="Text_20_body">Les valeurs possibles sont </text:p>
      <text:list xml:id="list765366096" text:style-name="L10">
        <text:list-item>
          <text:list>
            <text:list-item>
              <text:p text:style-name="P36">Aucune, par défaut</text:p>
            </text:list-item>
            <text:list-item>
              <text:p text:style-name="P36">Optionnel, c'est à dire qu'il n'est pas obligatoire de donner les informations pour la comptabilité analytiques</text:p>
            </text:list-item>
            <text:list-item>
              <text:p text:style-name="P36">Obligatoire : il est obligatoire d'indiquer le plan analytique et le compte utilisé</text:p>
            </text:list-item>
          </text:list>
        </text:list-item>
      </text:list>
      <text:h text:style-name="Heading_20_3" text:outline-level="3">Mode Strict</text:h>
      <text:p text:style-name="Text_20_body">Les valeurs possibles sont :</text:p>
      <text:list xml:id="list1554460696" text:style-name="L11">
        <text:list-item>
          <text:p text:style-name="P44">Non, vous pouvez encoder sans suivre l'ordre chronologique et vous pouvez aussi effacer des opérations</text:p>
        </text:list-item>
        <text:list-item>
          <text:p text:style-name="P44">Oui, vous ne pouvez jamais encoder une opération dans un journal à une date antérieure à la dernière opération enregistrée, de plus il ne vous sera pas possible d'effacer une opération.</text:p>
        </text:list-item>
      </text:list>
      <text:h text:style-name="Heading_20_3" text:outline-level="3">Assujetti à la TVA</text:h>
      <text:p text:style-name="Text_20_body">Si vous indiquez non, la TVA ne sera ni affichée ni calculée,</text:p>
      <text:h text:style-name="Heading_20_3" text:outline-level="3">Suggérer le numéro de pièce justificative</text:h>
      <text:p text:style-name="Text_20_body">Si sur oui,alors le programme vous suggère le numéro de la pièce</text:p>
      <text:h text:style-name="Heading_20_2" text:outline-level="2">Divers</text:h>
      <text:h text:style-name="Heading_20_3" text:outline-level="3"><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s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donner la fiche de celui qui pai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text:soft-page-break/></text:p>
      <text:p text:style-name="Text_20_body">Pour les paiement par caisse, vous donnez simplement la fiche de la caisse. Cette fiche aura été créée idéalement dans la catégorie de fiche « banque ».</text:p>
      <text:h text:style-name="Heading_20_3" text:outline-level="3">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3" text:outline-level="3">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pour la caisse<text:tab/><text:tab/><text:tab/>57<text:tab/> </text:p>
      <text:p text:style-name="Standard">COMPTE_COURANT<text:tab/>Poste comptabl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epense a charge du gerant<text:tab/><text:tab/><text:tab/>4890<text:tab/> </text:p>
      <text:p text:style-name="Standard">DNA<text:tab/><text:tab/><text:tab/>Dépense non déductible<text:tab/><text:tab/><text:tab/><text:tab/>6740<text:tab/> </text:p>
      <text:p text:style-name="Standard">SUPPLIER<text:tab/><text:tab/>Poste par défaut pour les fournisseurs<text:tab/><text:tab/>440<text:tab/> </text:p>
      <text:p text:style-name="Standard">TVA_DED_IMPOT<text:tab/>Tva déductible par l'impôt<text:tab/><text:tab/><text:tab/>6190<text:tab/> </text:p>
      <text:p text:style-name="Standard">TVA_DNA<text:tab/><text:tab/>Tva non déductible s<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h text:style-name="Heading_20_3" text:outline-level="3">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3" text:outline-level="3">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2" text:outline-level="2">Sécurité </text:h>
      <text:p text:style-name="Standard">Dans chaque dossier, vous devez donner les droits des utilisateurs. Il y a les journaux et les actions. Les journaux sont ceux auxquels vous avez ou non accès. Avoir accès en ajout à un journal de vente permet automatiquement de <text:soft-page-break/>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4" text:outline-level="4">Les journaux</text:h>
      <text:p text:style-name="P23">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4" text:outline-level="4">Les actions</text:h>
      <text:p text:style-name="Standard"/>
      <text:p text:style-name="Text_20_body">Fiche</text:p>
      <text:list xml:id="list1416739819" text:style-name="L12">
        <text:list-item>
          <text:p text:style-name="P45">Création, modification et effacement de fiche</text:p>
        </text:list-item>
        <text:list-item>
          <text:p text:style-name="P45">Création, modification et effacement <text:s/>de catégories de fiches</text:p>
        </text:list-item>
        <text:list-item>
          <text:p text:style-name="P45">Ajout de fiche</text:p>
        </text:list-item>
      </text:list>
      <text:p text:style-name="Text_20_body">Impression</text:p>
      <text:list xml:id="list1344456043" text:style-name="L13">
        <text:list-item>
          <text:p text:style-name="P46">Journaux (limité aux journaux en lecture)</text:p>
        </text:list-item>
        <text:list-item>
          <text:p text:style-name="P46">Poste ( limité aux journaux en lecture)</text:p>
        </text:list-item>
        <text:list-item>
          <text:p text:style-name="P46">Fiche (limité aux journaux en lecture)</text:p>
        </text:list-item>
        <text:list-item>
          <text:p text:style-name="P46">Rapport (non limité aux journaux en lecture)</text:p>
        </text:list-item>
        <text:list-item>
          <text:p text:style-name="P46">création de rapport</text:p>
        </text:list-item>
      </text:list>
      <text:p text:style-name="Text_20_body">Opérations prédéfinies</text:p>
      <text:list xml:id="list467207793" text:style-name="L14">
        <text:list-item>
          <text:p text:style-name="P47">Effacement &amp; création, à ne pas confondre avec « Journaux en écriture avec opérations prédéfinies »</text:p>
        </text:list-item>
      </text:list>
      <text:p text:style-name="Text_20_body">Période</text:p>
      <text:list xml:id="list745380720" text:style-name="L15">
        <text:list-item>
          <text:p text:style-name="P48">Ajout</text:p>
        </text:list-item>
        <text:list-item>
          <text:p text:style-name="P48">clôture</text:p>
        </text:list-item>
        <text:list-item>
          <text:p text:style-name="P48">centralisation</text:p>
        </text:list-item>
        <text:list-item>
          <text:p text:style-name="P48">Écriture Ouverture </text:p>
        </text:list-item>
      </text:list>
      <text:p text:style-name="Text_20_body">Stock</text:p>
      <text:list xml:id="list1893557436" text:style-name="L16">
        <text:list-item>
          <text:p text:style-name="P49">Gestion stock</text:p>
        </text:list-item>
      </text:list>
      <text:p text:style-name="Text_20_body">Gestion courrier</text:p>
      <text:p text:style-name="Text_20_body">Import en banque</text:p>
      <text:p text:style-name="Text_20_body">Comptabilité Analytique</text:p>
      <text:list xml:id="list1976357689" text:style-name="L17">
        <text:list-item>
          <text:p text:style-name="P50">Ajout de plan analytique</text:p>
        </text:list-item>
        <text:list-item>
          <text:p text:style-name="P50">Ajout de poste analytique</text:p>
        </text:list-item>
        <text:list-item>
          <text:p text:style-name="P50">Ajout de groupe analytique</text:p>
        </text:list-item>
        <text:list-item>
          <text:p text:style-name="P50">Impression</text:p>
        </text:list-item>
      </text:list>
      <text:p text:style-name="Text_20_body">Paramètres</text:p>
      <text:list xml:id="list113067370" text:style-name="L18">
        <text:list-item>
          <text:p text:style-name="P51">Coordonnées société</text:p>
        </text:list-item>
        <text:list-item>
          <text:p text:style-name="P51"><text:soft-page-break/>Mode Strict</text:p>
        </text:list-item>
      </text:list>
      <text:h text:style-name="Heading_20_2" text:outline-level="2">Document- génération de document</text:h>
      <text:p text:style-name="Standard"/>
      <text:p text:style-name="Standard">C'est ici que vous pouvez charger vos documents, les formats acceptés sont HTML, RTF, ODF (document provenant de OOo ou de Kword iso26300) ou simplement TXT. C'est documents serviront de modèle pour la génération de documents tels que facture, note de frais, lettre de rappel... </text:p>
      <text:p text:style-name="Standard"/>
      <text:p text:style-name="Important">Attention, dans le journal d'achat, on ne peut générer un document que s'il y a une valeur autre que « Paiement encodé plus tard ». Dans le journal d'achat on ne peut générer que des notes de frais.</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text:p>
      <text:p text:style-name="Standard"/>
      <text:list xml:id="list2071704537" text:style-name="L19">
        <text:list-item>
          <text:p text:style-name="P37">CUST_NAME customer's name</text:p>
        </text:list-item>
        <text:list-item>
          <text:p text:style-name="P37">CUST_ADDR_1 customer's address line 1</text:p>
        </text:list-item>
        <text:list-item>
          <text:p text:style-name="P37">CUST_CP customer's ZIP code</text:p>
        </text:list-item>
        <text:list-item>
          <text:p text:style-name="P37">CUST_CITY customer's city</text:p>
        </text:list-item>
        <text:list-item>
          <text:p text:style-name="P37">CUST_CO customer's country</text:p>
        </text:list-item>
        <text:list-item>
          <text:p text:style-name="P37">CUST_VAT customer's VAT</text:p>
        </text:list-item>
        <text:list-item>
          <text:p text:style-name="P37">CUST_NUM numéro de client </text:p>
        </text:list-item>
        <text:list-item>
          <text:p text:style-name="P37">CUST_BANQUE_NO n° de compte en banque (utilisé surtout dans les notes de frais)</text:p>
        </text:list-item>
        <text:list-item>
          <text:p text:style-name="P37">CUST_BANQUE_NAME nom de la banque (utilisé surtout dans les notes de frais)</text:p>
        </text:list-item>
        <text:list-item>
          <text:p text:style-name="P37">DATE_LIMIT Echéance</text:p>
        </text:list-item>
        <text:list-item>
          <text:p text:style-name="P37">MARCH_NEXT n'imprimera rien, ce tag demande à ce qu'on passe à la marchandise suivante</text:p>
        </text:list-item>
        <text:list-item>
          <text:p text:style-name="P37">BON_COMMANDE numéro du bon de commande </text:p>
        </text:list-item>
        <text:list-item>
          <text:p text:style-name="P37">VEN_ART_NAME Nom de l'article</text:p>
        </text:list-item>
        <text:list-item>
          <text:p text:style-name="P37">VEN_ART_PRICE Prix de l'article</text:p>
        </text:list-item>
        <text:list-item>
          <text:p text:style-name="P37">VEN_ART_QUANT Quantité</text:p>
        </text:list-item>
        <text:list-item>
          <text:p text:style-name="P37">VEN_ART_TVA_CODE ou TVA_CODE Le code TVA pour l'article</text:p>
        </text:list-item>
        <text:list-item>
          <text:p text:style-name="P37">VENT_ART_TVA_RATE est le pourcentage de TVA de l'article</text:p>
        </text:list-item>
        <text:list-item>
          <text:p text:style-name="P37">VEN_ART_TVA_AMOUNT Le montant TVA de l'article</text:p>
        </text:list-item>
        <text:list-item>
          <text:p text:style-name="P37">VEN_ART_STOCK_CODE Le code de stock de l'article</text:p>
        </text:list-item>
        <text:list-item>
          <text:p text:style-name="P37">VEN_HTVA le total hors TVA de l'article</text:p>
        </text:list-item>
        <text:list-item>
          <text:p text:style-name="P37">VEN_TVAC le total TVAC de l'article</text:p>
        </text:list-item>
        <text:list-item>
          <text:p text:style-name="P37">VEN_TVA le total de la TVA de l'article</text:p>
        </text:list-item>
        <text:list-item>
          <text:p text:style-name="P37">TOTAL_VEN_HTVA le total HTVA</text:p>
        </text:list-item>
        <text:list-item>
          <text:p text:style-name="P37">TOTAL_VEN_TVAC le total TVAC</text:p>
        </text:list-item>
        <text:list-item>
          <text:p text:style-name="P37">TOTAL_TVA le total TVA</text:p>
        </text:list-item>
        <text:list-item>
          <text:p text:style-name="P37">TVA_LABEL Montre le % de TVA</text:p>
        </text:list-item>
        <text:list-item>
          <text:p text:style-name="P37">TVA_AMOUNT TVA de l'article</text:p>
        </text:list-item>
        <text:list-item>
          <text:p text:style-name="P37">REFERENCE Référence</text:p>
        </text:list-item>
        <text:list-item>
          <text:p text:style-name="P37">SOLDE Solde du compte (pour les lettres de rappel)</text:p>
        </text:list-item>
        <text:list-item>
          <text:p text:style-name="P37">DATE Date encodée</text:p>
        </text:list-item>
        <text:list-item>
          <text:p text:style-name="P37">NUMBER numéro de séquence du document</text:p>
        </text:list-item>
        <text:list-item>
          <text:p text:style-name="P37">MY_NAME vos coordonnées</text:p>
        </text:list-item>
        <text:list-item>
          <text:p text:style-name="P37">MY_CP code postal</text:p>
        </text:list-item>
        <text:list-item>
          <text:p text:style-name="P37"><text:soft-page-break/>MY_COMMUNE commune</text:p>
        </text:list-item>
        <text:list-item>
          <text:p text:style-name="P37">MY_TVA numéro de TVA</text:p>
        </text:list-item>
        <text:list-item>
          <text:p text:style-name="P37">MY_STREET : Rue qu'on a indiqué dans paramètres-&gt;société</text:p>
        </text:list-item>
        <text:list-item>
          <text:p text:style-name="P37">MY_NUMBER :numéro qu'on a indiqué dans paramètres-&gt;société</text:p>
        </text:list-item>
        <text:list-item>
          <text:p text:style-name="P37">MY_TEL : téléphone qu'on a indiqué dans paramètres-&gt;société</text:p>
        </text:list-item>
        <text:list-item>
          <text:p text:style-name="P37">MY_FAX: fax <text:s/>qu'on a indiqué dans paramètres-&gt;société</text:p>
        </text:list-item>
        <text:list-item>
          <text:p text:style-name="P37">MY_PAYS Pays qu'on a indiqué dans paramètres-&gt;société</text:p>
        </text:list-item>
        <text:list-item>
          <text:p text:style-name="P37">OTHER_INFO  information libre que l'on peut introduire dans l'écran de confirmation des journaux de vente</text:p>
        </text:list-item>
        <text:list-item>
          <text:p text:style-name="P37">USER le nom et le prénom de l'utilisateur ayant généré le document </text:p>
        </text:list-item>
        <text:list-item>
          <text:p text:style-name="P37">COMMENT la description donnée dans la facture ou la note de crédit.</text:p>
        </text:list-item>
        <text:list-item>
          <text:p text:style-name="P37">PJ Le numéro de la pièce justificative, vous pouvez l'utilisez si vous souhaitez par exemple pour une numérotation par journal et par document. Vous évitez ainsi l'utilisation de NUMBER</text:p>
          <text:p text:style-name="P37"/>
        </text:list-item>
      </text:list>
      <text:p text:style-name="Standard">Il y a des exemples dans doc/contrib/document-tes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nt : uniquement les journaux d'achat</text:p>
      <text:p text:style-name="Standard"><text:tab/><text:tab/>Gestion accessible uniquement dans gestion → suivi </text:p>
      <text:h text:style-name="Heading_20_2" text:outline-level="2"><text:bookmark-start text:name="journaux"/>Journaux<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Il y a à cela deux raisons : la première est que cela devient ingérable, la seconde est que l'affichage en mode utilisateur serait peu lisible. Quatre journaux en tout sont largement suffisants pour les besoins d'une entreprise.</text:p>
      <text:p text:style-name="Standard"/>
      <text:p text:style-name="Standard">C'est ici, que peuvent se configurer la numérotation, automatique ou non (voir <text:a xlink:type="simple" xlink:href="#14.1.4.Suggérer le numéro de pièce justificative|outline">#14.1.4.Suggérer le numéro de pièce justificative</text:a> ), 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1" text:outline-level="1">Trucs et Astuces</text:h>
      <text:h text:style-name="Heading_20_2" text:outline-level="2">Ouvrir plusieurs fenêtres</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2" text:outline-level="2">Développeur</text:h>
      <text:p text:style-name="Standard"/>
      <text:p text:style-name="Standard"><text:soft-page-break/>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2" text:outline-level="2">Import des banques</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2" text:outline-level="2">Bilan adapté</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3" text:outline-level="3">Formules dans le bilan</text:h>
      <text:p text:style-name="P23">Le solde d'un compte est noté entre crochet, on peut utiliser le S pour avoir un nombre négatif si le Débit est &lt; au Crédit, rien pour avoir un nombre absolu... (voir <text:s/><text:bookmark-ref text:reference-format="chapter" text:ref-name="__RefHeading__33633829">9</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g*(-1) </text:p>
      <text:p text:style-name="code"><text:s/>$C10=round([10%S],2)*(-1) </text:p>
      <text:p text:style-name="code"><text:s/>$C100=round([100%S],2)*(-1) </text:p>
      <text:p text:style-name="code"><text:s/>$C101=round([101%S],2) </text:p>
      <text:p text:style-name="code"><text:s/>$C11=round([11%S],2)*(-1)</text:p>
      <text:p text:style-name="code"/>
      <text:p text:style-name="Text_20_body"><text:soft-page-break/>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1" text:outline-level="1">Les extensions</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 générée</text:p>
      <text:p text:style-name="Standard"/>
      <text:h text:style-name="Heading_20_3" text:outline-level="3">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oe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4" text:outline-level="4">Explication des champs<text:line-break/></text:h>
      <text:list xml:id="list1375354376" text:style-name="L20">
        <text:list-item>
          <text:p text:style-name="P38">Label, est le nom de menu de votre extension</text:p>
        </text:list-item>
        <text:list-item>
          <text:p text:style-name="P38">Code est utilisé pour inclure le fichier du plugin, il correspond au champs caché EXT</text:p>
        </text:list-item>
        <text:list-item>
          <text:p text:style-name="P38">Fichier est le chemin complet vers l'extension</text:p>
        </text:list-item>
        <text:list-item>
          <text:p text:style-name="P38">Sécurité : qui peut appeler le plugin <text:line-break/></text:p>
        </text:list-item>
      </text:list>
      <text:p text:style-name="Standard"><text:s/>Pour notre extension, les valeurs suivantes sont données</text:p>
      <text:list xml:id="list324089198" text:style-name="L21">
        <text:list-item>
          <text:p text:style-name="P39">Label : Mon dummy à moi</text:p>
        </text:list-item>
      </text:list>
      <text:list xml:id="list588901389" text:style-name="L22">
        <text:list-item>
          <text:p text:style-name="P40">code : dum</text:p>
        </text:list-item>
        <text:list-item>
          <text:p text:style-name="P40">Fichier : dummy/dummy.php</text:p>
        </text:list-item>
        <text:list-item>
          <text:p text:style-name="P40">Sécurité : aucune</text:p>
          <text:p text:style-name="P41"><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text:soft-page-break/>Développement du plugin</text:h>
      <text:h text:style-name="Heading_20_4" text:outline-level="4"><text:s/>Connexion à la base de données</text:h>
      <text:p text:style-name="P6">Certaines valeurs doivent <text:s/>toujours être passées à chaque page, par exemple gDossier qui est l'identifiant du dossier.</text:p>
      <text:p text:style-name="P6"><text:s/>Pour se connecter c'est assez facile, il faut utiliser la classe Database et la classe Dossier.</text:p>
      <text:p text:style-name="P6"><text:s/>Donc on écrit dans dummy.php</text:p>
      <text:p text:style-name="P6"/>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6"><text:s/></text:p>
      <text:p text:style-name="P6"><text:line-break/> Je veux afficher toutes les fiches qui concernent le matériel à amortir, donc j'ai besoin de savoir ce que vaut son FICHE_DEF_REF:FRD_ID dans constant.php; la FICHE_TYPE_XX n'existe pas,</text:p>
      <text:p text:style-name="P6">je vois dans fiche_def_ref qu'il s'agit de "7 Matériel à amortir"<text:line-break/> <text:line-break/> Pour avoir toutes les fiches, <text:line-break/> </text:p>
      <text:p text:style-name="code"><text:s/>$fiche= new Fiche($cn_db);<text:line-break/> $aFicheMateriel=$fiche-&gt;getByDef(7); <text:line-break/></text:p>
      <text:p text:style-name="P6"><text:s/>Pour chaque fiche, je veux afficher son nom, son prix, le nombre d'années à amortir et la date d'achat. Je peux en trouver les valeurs dans attr_def ou constant.php, <text:line-break/></text:p>
      <text:p text:style-name="P6"><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6"/>
      <text:h text:style-name="Heading_20_4" text:outline-level="4"><text:soft-page-break/><text:s/>FORM</text:h>
      <text:p text:style-name="P6"><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6">Puis dans le début du fichier ext/dummy/dummy.php, on ajoutera un test pour savoir un FORM a été soumis et on affichera<text:line-break/>une boîte de dialogue.<text:line-break/></text:p>
      <text:p text:style-name="code">if (isset($_GET['year_left'])){<text:line-break/> <text:s text:c="2"/>alert('Vous avez demandé le nombre d\'années restantes');<text:line-break/>}<text:line-break/></text:p>
      <text:h text:style-name="Heading_20_3" text:outline-level="3">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soft-pag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soft-pag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2">1 <text:span text:style-name="T8">→</text:span> Nom</text:p>
      <text:p text:style-name="P22">2 <text:span text:style-name="T8">→ </text:span>Taux TVA</text:p>
      <text:p text:style-name="P22">3 <text:span text:style-name="T8">→</text:span>Numéro de compte</text:p>
      <text:p text:style-name="P22">4→Nom de la banque</text:p>
      <text:p text:style-name="P22">5→Poste Comptable</text:p>
      <text:p text:style-name="P22">6→Prix vente</text:p>
      <text:p text:style-name="P22">7→Prix achat</text:p>
      <text:p text:style-name="P22">8→Durée Amortissement</text:p>
      <text:p text:style-name="P22">9→Description</text:p>
      <text:p text:style-name="P22">10→Date début</text:p>
      <text:p text:style-name="P22">11→Montant initial</text:p>
      <text:p text:style-name="P22">12→Personne de contact </text:p>
      <text:p text:style-name="P22">13→numéro de tva </text:p>
      <text:p text:style-name="P22">14→Adresse </text:p>
      <text:p text:style-name="P22">15→code postal</text:p>
      <text:p text:style-name="P22">16→pays </text:p>
      <text:p text:style-name="P22">17→téléphone </text:p>
      <text:p text:style-name="P22">18→email </text:p>
      <text:p text:style-name="P22">19→Gestion stock</text:p>
      <text:p text:style-name="P22">20→Partie fiscalement non déductible</text:p>
      <text:p text:style-name="P22">21→TVA non déductible</text:p>
      <text:p text:style-name="P22">22→TVA non déductible récupérable par l'impôt</text:p>
      <text:p text:style-name="P22">23→Quick Code</text:p>
      <text:p text:style-name="P22">24→Ville</text:p>
      <text:p text:style-name="P22">25→Société</text:p>
      <text:p text:style-name="P22">26→Fax</text:p>
      <text:p text:style-name="P22">27→GSM</text:p>
      <text:p text:style-name="P22">30→Numero de client</text:p>
      <text:p text:style-name="P22">31→Dépense <text:s/>à charge du gérant (partie privée)</text:p>
      <text:p text:style-name="P22"/>
      <text:p text:style-name="Standard">Si vous vérifiez dans VW_CLIENT, vous verrez que toutes vos fiches ont été ajoutées. Dans l'exemple, il faudrait rajouter un traitement d'erreur plus élaboré; le fait que si une fiche echoue , l'opération est annulée (Database::rollback) ou alors création d'un fichier avec les enregistrements "ratés"...</text:p>
      <text:p text:style-name="Standard"/>
      <text:h text:style-name="Heading_20_3" text:outline-level="3">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code, afin que le bon fichier soit inclus. Depuis ce fichier, vous devrez donc tout gérer. Les fonctions javascripts <text:span text:style-name="T9">elles,</text:span> ne peuvent être inclues par fichier c'est à dire avec le tag SRC, il faudra les inclure avec require_once entourés par les balises &lt;script&gt; et &lt;/script&gt;.</text:p>
      <text:p text:style-name="Standard">Exemple</text:p>
      <text:p text:style-name="Standard">Ouverture d'un popup</text:p>
      <text:p text:style-name="P24"/>
      <text:p text:style-name="code"><text:span text:style-name="T10">function</text:span><text:span text:style-name="T11"> </text:span><text:span text:style-name="T12">show_stock_document(phpsessid,d_id,gDossier){</text:span></text:p>
      <text:p text:style-name="code"><text:soft-page-break/><text:span text:style-name="T11"><text:tab/></text:span><text:span text:style-name="T10">var</text:span><text:span text:style-name="T11"> </text:span><text:span text:style-name="T12">a=window.open(</text:span><text:span text:style-name="T14">'ajax.php?gDossier='</text:span><text:span text:style-name="T12">+gDossier+</text:span><text:span text:style-name="T14">'&amp;code=STOCK&amp;act=sh&amp;d_id='</text:span><text:span text:style-name="T12">+d_id+</text:span><text:span text:style-name="T14">'&amp;PHPSESSID='</text:span><text:span text:style-name="T12">+phpsessid);</text:span></text:p>
      <text:p text:style-name="P19">}</text:p>
      <text:p text:style-name="Standard">Fichier javascript depuis une extension</text:p>
      <text:p text:style-name="code"><text:span text:style-name="T12"><text:tab/></text:span><text:span text:style-name="T15">echo </text:span><text:span text:style-name="T17">'&lt;script language="javascript"&gt;'</text:span><text:span text:style-name="T12">;</text:span></text:p>
      <text:p text:style-name="code"><text:span text:style-name="T12"><text:tab/></text:span><text:span text:style-name="T15">require_once</text:span><text:span text:style-name="T12">(</text:span><text:span text:style-name="T17">'stock_script.js'</text:span><text:span text:style-name="T12">);</text:span></text:p>
      <text:p text:style-name="code"><text:span text:style-name="T13"><text:tab/></text:span><text:span text:style-name="T16">echo </text:span><text:span text:style-name="T18">'&lt;/script&gt;'</text:span><text:span text:style-name="T13">;</text:span></text:p>
      <text:h text:style-name="Heading_20_2" text:outline-level="2">Lien</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p text:style-name="Standard"/>
      <text:h text:style-name="P55" text:outline-level="1">Annexe</text:h>
      <text:p text:style-name="Standard"/>
      <text:h text:style-name="Heading_20_2" text:outline-level="2">Note de la version 5.1 (mai 2010)</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331724137" text:style-name="L23">
        <text:list-item>
          <text:p text:style-name="P52">nouveau menu Categorie, vous permet de visualiser par catégorie de fiche avec l'historique des opérations ou simplement le résumé.</text:p>
        </text:list-item>
        <text:list-item>
          <text:p text:style-name="P52">nouveau (contribution) une nouvelle possibilité est d'imprimer le grand livre * nouveau : support complet de l'unicode pour les impressions</text:p>
        </text:list-item>
        <text:list-item>
          <text:p text:style-name="P52">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E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e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text:soft-page-break/>11 Amélioration de l'esthétique</text:p>
      <text:h text:style-name="Heading_20_2" text:outline-level="2">Note de version 5.0 (janvier 2010)</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2" text:outline-level="2">Note de version 4.3 (février 2009)</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580440808" text:style-name="L24">
        <text:list-item>
          <text:p text:style-name="P54"> pj reprend le n° de pièce justificative</text:p>
        </text:list-item>
        <text:list-item>
          <text:p text:style-name="P53"> user reprend le nom de la personne qui à généré le document  </text:p>
        </text:list-item>
      </text:list>
      <text:p text:style-name="Text_20_body"/>
      <text:h text:style-name="Heading_20_2" text:outline-level="2">Note de version 4.2 novembre 2008</text:h>
      <text:p text:style-name="Text_20_body">1. Le mode strict : dans paramètre -&gt; société, on peut activer le mode strict; dans ce mode-là, il n'est plus possible de créer une opération antérieure à la dernière entrée d'un journal. Ce qui implique que les opérations doivent être <text:soft-page-break/>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ètrer correctement en complè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class="text">
      <style:paragraph-properties fo:margin-top="4.23mm" fo:margin-bottom="2.12mm"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auto-update="true"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ffff99">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keep-together="always" fo:text-indent="0mm" style:auto-text-indent="false" style:page-number="auto" fo:background-color="#e6e6e6">
        <style:tab-stops/>
        <style:background-image/>
      </style:paragraph-properties>
      <style:text-properties fo:color="#800000" style:font-name="Trebuchet MS" fo:font-size="10pt"/>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suffix="." style:num-format="1">
        <style:list-level-properties text:min-label-distance="3.81mm"/>
      </text:outline-level-style>
      <text:outline-level-style text:level="2" style:num-suffix="." style:num-format="1" text:display-levels="2">
        <style:list-level-properties text:min-label-distance="3.81mm"/>
      </text:outline-level-style>
      <text:outline-level-style text:level="3" style:num-suffix="." style:num-format="1" text:display-levels="3">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20mm" fo:margin-bottom="16.1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0515-16:09</text:modification-date><text:tab/><text:tab/><text:page-number text:select-page="current">4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0-05-15T16:09:19</dc:date>
    <meta:print-date>2010-01-22T21:56:19</meta:print-date>
    <meta:editing-cycles>473</meta:editing-cycles>
    <meta:editing-duration>PT26H40M57S</meta:editing-duration>
    <dc:creator>dany </dc:creator>
    <meta:document-statistic meta:table-count="2" meta:image-count="0" meta:object-count="0" meta:page-count="44" meta:paragraph-count="1055" meta:word-count="15663" meta:character-count="97928"/>
    <meta:user-defined meta:name="Info 1"/>
    <meta:user-defined meta:name="Info 2"/>
    <meta:user-defined meta:name="Info 3"/>
    <meta:user-defined meta:name="Info 4"/>
  </office:meta>
</office:document-meta>
</file>